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Icon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ricket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e Wood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m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hutes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 Ash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ch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rch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dar Wood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 Wood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nut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wdust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talks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ony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6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terials.A1:Materials.D1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0:51:28.508997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1T12:22:41.377947977</dc:date>
    <meta:editing-duration>PT2H2M39S</meta:editing-duration>
    <meta:editing-cycles>9</meta:editing-cycles>
    <meta:generator>LibreOffice/24.2.7.2$Linux_X86_64 LibreOffice_project/420$Build-2</meta:generator>
    <meta:document-statistic meta:table-count="1" meta:cell-count="268" meta:object-count="0"/>
  </office:meta>
</office:document-meta>
</file>